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office:automatic-styles>
  <office:body>
    <office:text text:use-soft-page-breaks="true">
      <text:p text:style-name="P1">Deze week heb ik geleerd over compositions en dependencies met compositions hebben we het over classes die andere objecten van een andere class in een field opslaan, bij dependencies hebben we het over objecten of functies die alleen gebruikt worden maar niet opgeslagen worden. Ook kan je objecten in een array zetten en deze arrays kan je dan weer in een field zetten. Het kan lastiger zijn voor andere programmeurs om te zien wat het script doet als zij naar de sourcecode kijken, maar er zijn ook voordelen waaronder dat je de class gefocussed is op een taak en niet op dingen die nu niet van toepassing zij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ars Kalishoek</meta:initial-creator>
    <dc:creator>Lars Kalishoek</dc:creator>
    <meta:creation-date>2023-05-17T11:49:00Z</meta:creation-date>
    <dc:date>2023-05-22T07:40:00Z</dc:date>
    <meta:template xlink:href="Normal.dotm" xlink:type="simple"/>
    <meta:editing-cycles>1</meta:editing-cycles>
    <meta:editing-duration>PT417060S</meta:editing-duration>
    <meta:document-statistic meta:page-count="1" meta:paragraph-count="1" meta:word-count="94" meta:character-count="613" meta:row-count="4" meta:non-whitespace-character-count="520"/>
  </office:meta>
</office:document-meta>
</file>